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5DCF779A290290E98E5.png" manifest:media-type="image/png"/>
  <manifest:file-entry manifest:full-path="Pictures/2000138A000057EF00002D42DF19F839A0E74B66.svm" manifest:media-type=""/>
  <manifest:file-entry manifest:full-path="Pictures/200001B4000056100000051541BDF5195F0E3BC8.svm" manifest:media-type=""/>
  <manifest:file-entry manifest:full-path="Pictures/10000201000003E80000026A5CAEEB578E077D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 No2 Cd" svg:font-family="'Gillius ADF No2 C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56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425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289cm" fo:min-width="0.697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99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Gillius ADF No2 Cd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Gillius ADF No2 Cd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990000" style:text-outline="false" style:text-line-through-style="none" style:text-line-through-type="none" style:font-name="Liberation Sans Narrow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Gillius ADF No2 Cd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Gillius ADF No2 Cd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736cm" svg:height="1.072cm" svg:x="0.4cm" svg:y="0cm">
          <draw:image xlink:href="Pictures/10000201000003E80000026A5CAEEB578E077D7C.png" xlink:type="simple" xlink:show="embed" xlink:actuate="onLoad">
            <text:p/>
          </draw:image>
        </draw:frame>
        <draw:frame draw:style-name="gr2" draw:text-style-name="P1" draw:layer="layout" svg:width="1.736cm" svg:height="1.072cm" svg:x="0.4cm" svg:y="0.2cm">
          <draw:image xlink:href="Pictures/10000201000003E80000026A5CAEEB578E077D7C.png" xlink:type="simple" xlink:show="embed" xlink:actuate="onLoad">
            <text:p/>
          </draw:image>
        </draw:frame>
        <draw:frame draw:style-name="gr3" draw:text-style-name="P3" draw:layer="layout" svg:width="2.5cm" svg:height="0.811cm" svg:x="2cm" svg:y="0.605cm">
          <draw:text-box>
            <text:p text:style-name="P2"><text:span text:style-name="T1">Escuela de Ingeniería </text:span><text:span text:style-name="T1">Industrial de Toledo</text:span></text:p>
          </draw:text-box>
        </draw:frame>
        <draw:frame draw:style-name="gr4" draw:text-style-name="P4" draw:layer="layout" svg:width="12.4cm" svg:height="6.382cm" svg:x="1.2cm" svg:y="1.5cm">
          <draw:image xlink:href="Pictures/2000138A000057EF00002D42DF19F839A0E74B66.svm" xlink:type="simple" xlink:show="embed" xlink:actuate="onLoad">
            <text:p/>
          </draw:image>
        </draw:frame>
        <draw:frame draw:style-name="gr5" draw:text-style-name="P4" draw:layer="layout" svg:width="10.631cm" svg:height="0.628cm" svg:x="1.2cm" svg:y="9.372cm">
          <draw:image xlink:href="Pictures/200001B4000056100000051541BDF5195F0E3BC8.svm" xlink:type="simple" xlink:show="embed" xlink:actuate="onLoad">
            <text:p/>
          </draw:image>
        </draw:frame>
        <draw:g>
          <draw:frame draw:style-name="gr6" draw:text-style-name="P5" draw:layer="layout" svg:width="2.6cm" svg:height="0.675cm" svg:x="0.966cm" svg:y="8.252cm">
            <draw:text-box>
              <text:p text:style-name="P2"><text:span text:style-name="T2">Raspberry Pi</text:span></text:p>
            </draw:text-box>
          </draw:frame>
          <draw:frame draw:style-name="gr7" draw:text-style-name="P6" draw:layer="layout" svg:width="1.8cm" svg:height="0.539cm" svg:x="0.966cm" svg:y="8cm">
            <draw:text-box>
              <text:p text:style-name="P2"><text:span text:style-name="T3">Taller de</text:span></text:p>
            </draw:text-box>
          </draw:frame>
        </draw:g>
        <draw:frame draw:style-name="gr8" draw:text-style-name="P7" draw:layer="layout" svg:width="1.86cm" svg:height="1.86cm" svg:x="11.9cm" svg:y="8.24cm">
          <draw:image xlink:href="Pictures/10000201000005DC000005DCF779A290290E98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ius ADF No2 Cd" svg:font-family="'Gillius ADF No2 C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3:26:08.965205087</meta:creation-date>
    <dc:date>2016-05-17T12:52:24.186183703</dc:date>
    <meta:editing-duration>PT57M37S</meta:editing-duration>
    <meta:editing-cycles>12</meta:editing-cycles>
    <meta:generator>LibreOffice/5.1.2.2.0$Linux_X86_64 LibreOffice_project/10m0$Build-2</meta:generator>
    <meta:document-statistic meta:object-count="9"/>
  </office:meta>
</office:document-meta>
</file>